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54cm"/>
    </style:style>
    <style:style style:name="co3" style:family="table-column">
      <style:table-column-properties fo:break-before="auto" style:column-width="17.759cm"/>
    </style:style>
    <style:style style:name="co4" style:family="table-column">
      <style:table-column-properties fo:break-before="auto" style:column-width="6.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urrent Bugs</text:p>
          </table:table-cell>
          <table:table-cell office:value-type="string">
            <text:p>Cause</text:p>
          </table:table-cell>
          <table:table-cell office:value-type="string">
            <text:p>Planet Module</text:p>
          </table:table-cell>
          <table:table-cell table:style-name="ce1" office:value-type="string">
            <text:p>Severity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Fifth Room Battle Cutscene Still Partially Broken</text:p>
          </table:table-cell>
          <table:table-cell office:value-type="string">
            <text:p>Script Issue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5" office:value-type="string">
            <text:p>HIGH</text:p>
          </table:table-cell>
        </table:table-row>
        <table:table-row table:style-name="ro1">
          <table:table-cell office:value-type="string">
            <text:p>Trask Dialog With Scout Before Bridge</text:p>
          </table:table-cell>
          <table:table-cell office:value-type="string">
            <text:p>k_pend_door20.ns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6" office:value-type="string">
            <text:p>MEDIUM</text:p>
          </table:table-cell>
        </table:table-row>
        <table:table-row table:style-name="ro1">
          <table:table-cell office:value-type="string">
            <text:p>Cutscene Showdown between Vulkars &amp; Beks Still Broken</text:p>
          </table:table-cell>
          <table:table-cell office:value-type="string">
            <text:p>Script Issues / "cutscene scripts" folder in "tar_m03aa" folder</text:p>
          </table:table-cell>
          <table:table-cell office:value-type="string">
            <text:p>tar_m03aa</text:p>
          </table:table-cell>
          <table:table-cell table:style-name="ce5" office:value-type="string">
            <text:p>HIGH</text:p>
          </table:table-cell>
          <table:table-cell/>
          <table:table-cell table:style-name="ce7" office:value-type="string">
            <text:p>LOW</text:p>
          </table:table-cell>
        </table:table-row>
        <table:table-row table:style-name="ro1">
          <table:table-cell table:style-name="Default" office:value-type="string">
            <text:p>Republic Soldier Cutscene Gets Stuck</text:p>
          </table:table-cell>
          <table:table-cell office:value-type="string">
            <text:p>Script Won't Decompile &amp; Needs Remaking From Scratch</text:p>
          </table:table-cell>
          <table:table-cell office:value-type="string">
            <text:p>tar_m04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ancor Cutscene Still Broken</text:p>
          </table:table-cell>
          <table:table-cell table:style-name="ce4" office:value-type="string">
            <text:p>k_ptar_rancorcs0.nss</text:p>
          </table:table-cell>
          <table:table-cell office:value-type="string">
            <text:p>tar_m05ab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utscene Break</text:p>
          </table:table-cell>
          <table:table-cell office:value-type="string">
            <text:p>Unknown – Sometimes plays the battle cutscene with the wookie/mandalorian when loading into the level</text:p>
          </table:table-cell>
          <table:table-cell office:value-type="string">
            <text:p>kas_m2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lak Walks Randomly After Skipping Cutscene</text:p>
          </table:table-cell>
          <table:table-cell office:value-type="string">
            <text:p>Script Issues / Default Behaviour</text:p>
          </table:table-cell>
          <table:table-cell office:value-type="string">
            <text:p>sta_m45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ompanions Stuck After Exiting The Ebon Hawk to the Star Forge</text:p>
          </table:table-cell>
          <table:table-cell office:value-type="string">
            <text:p>Clear All Actions Doesn't Work – Pathways Might Be Broken</text:p>
          </table:table-cell>
          <table:table-cell office:value-type="string">
            <text:p>sta_m4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issions Brother Plus Bastilas Mother Are Still Missing ?.!</text:p>
          </table:table-cell>
          <table:table-cell office:value-type="string">
            <text:p>Script Issues – Missing scripts that can't be decompiled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Enemy Skills &amp; Balancing</text:p>
          </table:table-cell>
          <table:table-cell office:value-type="string">
            <text:p>character sheets need editing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Block Doors From Being Mined Or Picked</text:p>
          </table:table-cell>
          <table:table-cell office:value-type="string">
            <text:p>Give Keys to doors that the player shouldn't be able to pass.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Swoop Tracks Broken</text:p>
          </table:table-cell>
          <table:table-cell office:value-type="string">
            <text:p>heartbeat script can't be decompiled</text:p>
          </table:table-cell>
          <table:table-cell office:value-type="string">
            <text:p>Swoop Track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econvert Level Models ( Getting Shot Through Walls )</text:p>
          </table:table-cell>
          <table:table-cell office:value-type="string">
            <text:p>Poorly Converted Model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Level can be exited during battle with Chuundar</text:p>
          </table:table-cell>
          <table:table-cell office:value-type="string">
            <text:p>Script Issues</text:p>
          </table:table-cell>
          <table:table-cell office:value-type="string">
            <text:p>kas_m23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ission &amp; Jolee stuck behind the forcefield when used for the escape plan.</text:p>
          </table:table-cell>
          <table:table-cell office:value-type="string">
            <text:p>.utd settings maybe</text:p>
          </table:table-cell>
          <table:table-cell office:value-type="string">
            <text:p>lev_m40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stuck on Korriban</text:p>
          </table:table-cell>
          <table:table-cell office:value-type="string">
            <text:p>Script Issues</text:p>
          </table:table-cell>
          <table:table-cell office:value-type="string">
            <text:p>korr_m3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ccasional Crashing</text:p>
          </table:table-cell>
          <table:table-cell office:value-type="string">
            <text:p>Every script in the game needs recompiling because of edits to various include script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are too weak ( Yuthura &amp; Jolee )</text:p>
          </table:table-cell>
          <table:table-cell office:value-type="string">
            <text:p>.utc setting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Ebon Hawk Armband</text:p>
          </table:table-cell>
          <table:table-cell office:value-type="string">
            <text:p>Still a few points in the game where it shouldn't be possible to have it or use it</text:p>
          </table:table-cell>
          <table:table-cell office:value-type="string">
            <text:p>Script Issu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3"/>
          <table:table-cell table:number-columns-repeated="3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1">21/05/2022</text:date>, <text:time>22:0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2M43S</meta:editing-duration>
    <meta:editing-cycles>86</meta:editing-cycles>
    <meta:generator>OpenOffice/4.1.8$Win32 OpenOffice.org_project/418m3$Build-9803</meta:generator>
    <dc:date>2022-05-21T22:03:11.51</dc:date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